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eeeee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alysis Pipeline</text:p>
          </draw:text-box>
        </draw:frame>
        <draw:custom-shape draw:style-name="gr1" draw:text-style-name="P1" draw:layer="layout" svg:width="4.738cm" svg:height="13.808cm" svg:x="1.838cm" svg:y="5.165cm">
          <text:p text:style-name="P1">Categoriz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38cm" svg:height="13.808cm" svg:x="8.367cm" svg:y="5.165cm">
          <text:p text:style-name="P1">Region</text:p>
          <text:p text:style-name="P1">Identif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38cm" svg:height="13.808cm" svg:x="14.896cm" svg:y="5.165cm">
          <text:p text:style-name="P1">Measure / Index</text:p>
          <text:p text:style-name="P1">Calcu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38cm" svg:height="13.808cm" svg:x="21.425cm" svg:y="5.165cm">
          <text:p text:style-name="P1">Analysis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.008cm" svg:height="2.696cm" svg:x="6.967cm" svg:y="10.7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1.008cm" svg:height="2.696cm" svg:x="13.496cm" svg:y="10.7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1.008cm" svg:height="2.696cm" svg:x="20.025cm" svg:y="10.7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3" draw:text-style-name="P1" draw:layer="layout" svg:width="4.006cm" svg:height="2.57cm" svg:x="2.204cm" svg:y="7.635cm">
          <text:p text:style-name="P1">Single</text:p>
          <text:p text:style-name="P1">Threshold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06cm" svg:height="2.57cm" svg:x="2.204cm" svg:y="11.427cm">
          <text:p text:style-name="P1">Double</text:p>
          <text:p text:style-name="P1">Threshold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06cm" svg:height="2.57cm" svg:x="2.204cm" svg:y="15.219cm">
          <text:p text:style-name="P1">Advanced</text:p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06cm" svg:height="2.57cm" svg:x="8.733cm" svg:y="8.97cm">
          <text:p text:style-name="P1">4-Neighbour</text:p>
          <text:p text:style-name="P1">cluster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06cm" svg:height="2.57cm" svg:x="8.733cm" svg:y="12.976cm">
          <text:p text:style-name="P1">Fast</text:p>
          <text:p text:style-name="P1">Custom</text:p>
          <text:p text:style-name="P1">Cluster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06cm" svg:height="2.57cm" svg:x="15.262cm" svg:y="7.635cm">
          <text:p text:style-name="P1">SCA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06cm" svg:height="2.57cm" svg:x="15.262cm" svg:y="11.427cm">
          <text:p text:style-name="P1">CO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06cm" svg:height="2.57cm" svg:x="15.262cm" svg:y="15.219cm">
          <text:p text:style-name="P1">Advanced</text:p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06cm" svg:height="2.57cm" svg:x="21.838cm" svg:y="8.97cm">
          <text:p text:style-name="P1">See pap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9:11:10.595404295</meta:creation-date>
    <dc:date>2017-02-27T19:26:20.979042182</dc:date>
    <meta:editing-duration>PT3M55S</meta:editing-duration>
    <meta:editing-cycles>3</meta:editing-cycles>
    <meta:generator>LibreOffice/4.2.3.3$Linux_X86_64 LibreOffice_project/420m0$Build-3</meta:generator>
    <meta:document-statistic meta:object-count="41"/>
  </office:meta>
</office:document-meta>
</file>